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eGrantsPanel.getDefaultListModel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leGrantsPanel.RoleGrant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leGrantsPanel.getJPanel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oleGrantsPanel.getRoleGrants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Grants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leGrantsPanel.getApplicationPermiss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leGrantsPanel.getRemovePermissionButt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oleGrantsPanel.getAddPermissionButt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oleGrantsPanel.getRoleGra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leGrantsPanel.actionPerformed( java . awt . event . Action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oleGrantsPanel.getJPanel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oleGrantsPanel.getJPanel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oleGrantsPanel.getAvailablePermssions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GrantsPanel.getDefaultList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leGrantsPanel.populateLists( DefaultMutableTreeNode applicationNode , Set gra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oleGrantsPanel.getJScroll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leGrantsPanel.getJScrollPane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